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62050" officeooo:paragraph-rsid="00162050"/>
    </style:style>
    <style:style style:name="P2" style:family="paragraph" style:parent-style-name="Text_20_body">
      <style:text-properties officeooo:paragraph-rsid="00174aa9"/>
    </style:style>
    <style:style style:name="P3" style:family="paragraph" style:parent-style-name="Text_20_body">
      <style:text-properties officeooo:rsid="00181255" officeooo:paragraph-rsid="00181255"/>
    </style:style>
    <style:style style:name="P4" style:family="paragraph" style:parent-style-name="Text_20_body">
      <style:text-properties officeooo:paragraph-rsid="001bf5e0"/>
    </style:style>
    <style:style style:name="P5" style:family="paragraph" style:parent-style-name="Text_20_body">
      <style:text-properties officeooo:paragraph-rsid="001d455c"/>
    </style:style>
    <style:style style:name="P6" style:family="paragraph" style:parent-style-name="Standard">
      <style:text-properties officeooo:rsid="00181255" officeooo:paragraph-rsid="00181255"/>
    </style:style>
    <style:style style:name="T1" style:family="text">
      <style:text-properties officeooo:rsid="0015bbdd"/>
    </style:style>
    <style:style style:name="T2" style:family="text">
      <style:text-properties style:text-position="super 58%"/>
    </style:style>
    <style:style style:name="T3" style:family="text">
      <style:text-properties officeooo:rsid="00174aa9"/>
    </style:style>
    <style:style style:name="T4" style:family="text">
      <style:text-properties officeooo:rsid="0017e015"/>
    </style:style>
    <style:style style:name="T5" style:family="text">
      <style:text-properties officeooo:rsid="00198b30"/>
    </style:style>
    <style:style style:name="T6" style:family="text">
      <style:text-properties officeooo:rsid="001acfb8"/>
    </style:style>
    <style:style style:name="T7" style:family="text">
      <style:text-properties officeooo:rsid="001bf5e0"/>
    </style:style>
    <style:style style:name="T8" style:family="text">
      <style:text-properties officeooo:rsid="001d455c"/>
    </style:style>
    <style:style style:name="T9" style:family="text">
      <style:text-properties officeooo:rsid="001e7a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servancy’s Member Projects Commitments to Students</text:h>
      <text:p text:style-name="Text_20_body">Conservancy’s member projects <text:span text:style-name="T9">are dedicated</text:span> to diversity and outreach through involvement with student participation programs such as Google Summer of Code, which encourages student involved in Free and Open Source software development. Boost, Buildbot, <text:span text:style-name="T1">Darcs,</text:span> <text:span text:style-name="T4">phpMyAdmin, Sugar Labs </text:span>and Inkscape all participated in Google Summer of Code, with <text:span text:style-name="T9">dozens</text:span> students participating. </text:p>
      <text:h text:style-name="Heading_20_1" text:outline-level="1"><text:bookmark text:name="user-content-boost"/>Boost</text:h>
      <text:p text:style-name="P5">Boost is a C++ library collection that contains algorithms for many types of applications. Boost lies at the core of many Free and Open Source software programs. In 2013, Boost released two new versions of their software and included features such as a new Asynchronous File I/O library as well as extensions to many of their existing libraries. Boost also <text:span text:style-name="T8">was involved</text:span> <text:span text:style-name="T8">with</text:span> C++Now, <text:span text:style-name="T8">a conference dedicated to the C++ programming language held annually in Aspen, Colorado. </text:span></text:p>
      <text:h text:style-name="Heading_20_1" text:outline-level="1"><text:bookmark text:name="user-content-buildbot"/>Buildbot</text:h>
      <text:p text:style-name="Text_20_body">Buildbot is a continuous integration software for the automation of the compile/test/deployment process involved in software development. In August of 2013, Buildbot released a new version of their software (release 0.8.8) which added a number of bug fixes, general improvements, and allowed for software developers to more easily automate their development process.</text:p>
      <text:h text:style-name="Heading_20_1" text:outline-level="1"><text:bookmark text:name="user-content-darcs"/>Darcs</text:h>
      <text:p text:style-name="Text_20_body">Darcs is an Open Source, cross platform version control system that focuses on changes, rather than snapshots, which allows for a freer and more streamlined approach to version control. </text:p>
      <text:p text:style-name="Text_20_body">In FY2013, the Darcs team announced the Darcsden project, an Open Source repository hosting platform for Darcs, written in Haskell. It currently offers several features like authentication from Github/OpenID, password recovery, online repository file editing, and comparisons between a repository and its forks. </text:p>
      <text:h text:style-name="Heading_20_1" text:outline-level="1"><text:bookmark text:name="user-content-evergreen"/>Evergreen</text:h>
      <text:p text:style-name="Text_20_body">The Evergreen project announced two major releases during FY2013. These new releases featured a responsive design for Evergreen’s public catalog, the ability for users to self-register for a library account, and many <text:span text:style-name="T9">work flow</text:span> improvements and new features for library staff using Evergreen.</text:p>
      <text:p text:style-name="P1">Evergreen held its 5<text:span text:style-name="T2">th</text:span> annual conference in Vancouver this April. <text:s/>The conference featured developer <text:soft-page-break/>hackfest, several interest group meetings, and two tracks of programs, one aimed at end users and another aimed at technical users and developers. In September, Evergreen also held a developer hack-a-way in Michigan where developers made large strides in building a more responsive public web catalog, specifically with support for more mobile devices in mind.</text:p>
      <text:h text:style-name="Heading_20_1" text:outline-level="1"><text:bookmark text:name="user-content-inkscape"/>Inkscape</text:h>
      <text:p text:style-name="P2">Inkscape is an Open Source vector graphics editor similar to Adobe Illustrator or Corel Draw. What sets Inkscape apart is its use of Scalable Vector Graphics (SVG) as its native format. In FY2013, Inkscape made significant improvements to the security, stability and functionality of its software including improvements to its CAD support, document template support, vectorizing pixelized images and improvements to the visual elements of the software. </text:p>
      <text:p text:style-name="P2"><text:span text:style-name="T3">Inkscape attended the Libre Graphics Meeting this year where they not only showcased the project, but also hosted testing groups and gave in-depth tutorials for advanced uses of their software. </text:span></text:p>
      <text:h text:style-name="Heading_20_1" text:outline-level="1"><text:bookmark text:name="user-content-phpmyadmin"/>phpMyAdmin</text:h>
      <text:p text:style-name="Text_20_body">phpMyAdmin is a web interface to several popular database systems including mySQL, MariaDB and Drizzle. In FY2013, Conservancy welcomed phpMyAdmin to its list of sponsored projects. phpMyAdmin also released a new version of their software which included a significant improvement to their web interface. <text:span text:style-name="T4">In August, phpMyAdmin attended DebConf13 in Vaumarcus, Switzerland where they gave a tutorial on the basic features of the project. </text:span></text:p>
      <text:h text:style-name="Heading_20_1" text:outline-level="1"><text:bookmark text:name="user-content-squeak"/>Squeak</text:h>
      <text:p text:style-name="Text_20_body">Squeak is a full featured programming environment based on the Smalltalk programming language. In FY2013 S<text:span text:style-name="T6">queak</text:span> made a number of improvements to its design to allow <text:span text:style-name="T6">for better performance</text:span> on low powered devices such as the Raspberry Pi, OPLC or PIC microcontrollers. <text:span text:style-name="T6">Their 'Scratch' system for the Raspberry Pi was featured at Smalltalk Industry Council '13 in Phoenix and at Think'13 in Santa Cruz. </text:span>By focusing on small<text:span text:style-name="T6">er</text:span>, <text:span text:style-name="T6">less expensive hardware</text:span>, S<text:span text:style-name="T6">queak</text:span> will be better able to work in educational environments with embedded processors or robots.</text:p>
      <text:h text:style-name="Heading_20_1" text:outline-level="1"><text:bookmark text:name="user-content-sugar-labs"/>Sugar Labs</text:h>
      <text:p text:style-name="Text_20_body">The Sugar Learning Platform promotes collaborative learning through the use of Free/Libre Software tools. Designed from the ground up especially for children, Sugar’s estimated three million users worldwide are offered an alternative to traditional “office-desktop” software.</text:p>
      <text:p text:style-name="Text_20_body">In FY2013, Sugar Labs made strides in making JavaScript/HTML5 a first class programming environment while continuing to work closely with the Fedora and GNOME upstream communities. <text:soft-page-break/>Over 30% of the patches in their newest release come directly from Sugar users: the children themselves.</text:p>
      <text:p text:style-name="P3">Sugar Labs received a grant from Trip Advisor to promote the use of Turtle Art, one of the programming environments for Sugar, and to do more work in indigenuous languages. To date, they have held eight Turtle Art Days, the most recent of which was in Kathmandu, Nepal. </text:p>
      <text:h text:style-name="Heading_20_1" text:outline-level="1"><text:bookmark text:name="user-content-swig"/>SWIG</text:h>
      <text:p text:style-name="P4">SWIG is a software development tool that connects programs written in low level languages like C and C++ with a variety of high-level programming languages such as as Javascript, Perl, <text:span text:style-name="T7">or Ruby. </text:span>In FY2013 the SWIG team <text:span text:style-name="T7">focused mostly on filling in the missing gaps in C++ features, which culminated in the release of </text:span>version 3.0.0. <text:span text:style-name="T7">The new version included s</text:span>upport for the new C++11 standard <text:span text:style-name="T7">as well as nested classes. </text:span></text:p>
      <text:h text:style-name="Heading_20_1" text:outline-level="1"><text:bookmark text:name="user-content-wine"/>Wine</text:h>
      <text:p text:style-name="Text_20_body">Wine is a Windows emulator, allowing Windows software to run on other platforms such as GNU/Linux and Apple Macs. In July of 2013, after sixteen months of development, Wine released version 1.6, which included a large number of changes including better Mono (.NET) support, better support for the Apple Mac, and significantly improved support for new application and games.</text:p>
      <text:p text:style-name="P6">Wine participated at the Free and Open Source Software Developers' European Meeting (FOSDEM) where <text:span text:style-name="T5">various projects involving Wine were presented, such as Pipelight, which utilizes Wine to support Microsoft Silverlight in Linux browsers, as well as updates on the Wine on Google Android projec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3:29:25.673000000</meta:creation-date>
    <dc:date>2015-03-04T16:33:50.366000000</dc:date>
    <meta:editing-duration>PT2H18M1S</meta:editing-duration>
    <meta:editing-cycles>7</meta:editing-cycles>
    <meta:generator>LibreOffice/4.2.1.1$Windows_x86 LibreOffice_project/d7dbbd7842e6a58b0f521599204e827654e1fb8b</meta:generator>
    <meta:document-statistic meta:table-count="0" meta:image-count="0" meta:object-count="0" meta:page-count="3" meta:paragraph-count="28" meta:word-count="929" meta:character-count="6133" meta:non-whitespace-character-count="5221"/>
  </office:meta>
</office:document-meta>
</file>